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6000001A857EA95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420e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ffffff" draw:fill="solid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cm" svg:stroke-color="#99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5pt" style:font-size-asian="15pt" style:font-size-complex="15pt"/>
    </style:style>
    <style:style style:name="P3" style:family="paragraph">
      <style:text-properties fo:color="#3333ff"/>
    </style:style>
    <style:style style:name="P4" style:family="paragraph">
      <style:text-properties fo:color="#00cc33"/>
    </style:style>
    <style:style style:name="T1" style:family="text">
      <style:text-properties fo:color="#ff3333" fo:font-size="15pt" style:font-size-asian="15pt" style:font-size-complex="15pt"/>
    </style:style>
    <style:style style:name="T2" style:family="text">
      <style:text-properties fo:color="#3333ff"/>
    </style:style>
    <style:style style:name="T3" style:family="text">
      <style:text-properties fo:color="#00cc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3.018cm" svg:height="11.217cm" svg:x="1.982cm" svg:y="1.983cm">
          <draw:image xlink:href="Pictures/1000020100000366000001A857EA9564.png" xlink:type="simple" xlink:show="embed" xlink:actuate="onLoad">
            <text:p/>
          </draw:image>
        </draw:frame>
        <draw:custom-shape draw:style-name="gr2" draw:text-style-name="P1" draw:layer="layout" svg:width="5.2cm" svg:height="3.8cm" svg:x="2.2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1.3cm" svg:x="8.2cm" svg:y="5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4cm" svg:height="0.848cm" svg:x="8.2cm" svg:y="5.052cm">
          <draw:text-box>
            <text:p text:style-name="P2"><text:span text:style-name="T1">getThumbnail</text:span></text:p>
          </draw:text-box>
        </draw:frame>
        <draw:frame draw:style-name="gr4" draw:text-style-name="P3" draw:layer="layout" svg:width="4.2cm" svg:height="0.962cm" svg:x="2.8cm" svg:y="9.7cm">
          <draw:text-box>
            <text:p text:style-name="P3"><text:span text:style-name="T2">getListItem</text:span></text:p>
          </draw:text-box>
        </draw:frame>
        <draw:line draw:style-name="gr5" draw:text-style-name="P1" draw:layer="layout" svg:x1="11.2cm" svg:y1="3.2cm" svg:x2="8.6cm" svg:y2="4cm">
          <text:p/>
        </draw:line>
        <draw:frame draw:style-name="gr4" draw:text-style-name="P4" draw:layer="layout" svg:width="5.8cm" svg:height="0.962cm" svg:x="11.4cm" svg:y="2.338cm">
          <draw:text-box>
            <text:p text:style-name="P4"><text:span text:style-name="T3">getSearchField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BONNIOT</meta:initial-creator>
    <meta:creation-date>2017-05-17T15:00:42.311807756</meta:creation-date>
    <dc:date>2017-05-17T15:07:24.019150776</dc:date>
    <dc:creator>Nicolas BONNIOT</dc:creator>
    <meta:editing-duration>PT4M10S</meta:editing-duration>
    <meta:editing-cycles>3</meta:editing-cycles>
    <meta:generator>LibreOffice/4.2.8.2$Linux_X86_64 LibreOffice_project/420m0$Build-2</meta:generator>
    <meta:document-statistic meta:object-count="30"/>
  </office:meta>
</office:document-meta>
</file>